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0.5pt" style:font-size-complex="12pt"/>
    </style:style>
    <style:style style:name="P3" style:family="paragraph" style:parent-style-name="Text_20_body">
      <style:text-properties fo:color="#000000" style:font-name="Times New Roman" fo:font-size="12pt" fo:font-weight="normal" style:font-name-asian="Courier New" style:font-size-asian="10.5pt" style:font-weight-asian="normal" style:font-name-complex="Courier New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5" style:family="text">
      <style:text-properties fo:color="#000000" fo:font-weight="normal" style:font-name-asian="Courier New" style:font-weight-asian="normal" style:font-name-complex="Courier New" style:font-weight-complex="normal"/>
    </style:style>
    <style:style style:name="T6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7" style:family="text">
      <style:text-properties fo:color="#2a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fo:color="#2a00f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fo:color="#2a00ff" style:font-name="Courier New" fo:font-size="10pt" style:text-underline-style="none" style:font-name-asian="Courier New" style:font-size-asian="10pt" style:font-name-complex="Courier New" style:font-size-complex="10pt"/>
    </style:style>
    <style:style style:name="T10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uncher services</text:h>
      <text:p text:style-name="Text_20_body">"Hvad vi stiller til rådighed"</text:p>
      <text:p text:style-name="P1">Child ID<text:span text:style-name="T1"> (v001) – Det barn en app skal køres for får sit ID (en Long) sendt med i det Intent, der starter appen. For at få fat i IDet skal følgende gøres inde i main activity:</text:span></text:p>
      <text:p text:style-name="Text_20_body"><text:span text:style-name="T1"><text:tab/></text:span><text:span text:style-name="T2">Long </text:span><text:span text:style-name="T3">id</text:span><text:span text:style-name="T2"> = getIntent().getExtras().getLong(</text:span><text:span text:style-name="T7">"currentChildID"</text:span><text:span text:style-name="T2">);</text:span></text:p>
      <text:p text:style-name="P1">Guardian ID<text:span text:style-name="T1"> (v001) – Den guardian, der starter en app får sit ID (en Long) sendt med i det Intent, der starter appen. For at få fat i IDet skal følgende gøres inde i main activity:</text:span></text:p>
      <text:p text:style-name="Text_20_body"><text:span text:style-name="T1"><text:tab/></text:span><text:span text:style-name="T2">Long </text:span><text:span text:style-name="T3">id</text:span><text:span text:style-name="T2"> = getIntent().getExtras().getLong(</text:span><text:span text:style-name="T7">"currentGuardianID"</text:span><text:span text:style-name="T2">);</text:span></text:p>
      <text:p text:style-name="P2"><text:span text:style-name="T6">Authentication</text:span><text:span text:style-name="T5"> (v002) – Vores QR authentication activity stilles til rådighed, og kan kaldes med følgende kode (den returnerer ikke data):</text:span></text:p>
      <text:p text:style-name="P2"><text:span text:style-name="T5"><text:tab/></text:span><text:span text:style-name="T3">Intent </text:span><text:span text:style-name="T10">i</text:span><text:span text:style-name="T3"> = </text:span><text:span text:style-name="T11">new</text:span><text:span text:style-name="T3"> Intent(</text:span><text:span text:style-name="T8">"dk.aau.cs.giraf.launcher.AUTHENTICATE"</text:span><text:span text:style-name="T3">);<text:line-break/></text:span><text:span text:style-name="T4"><text:tab/>i.addCategory(</text:span><text:span text:style-name="T9">"dk.aau.cs.giraf.launcher.GIRAF"</text:span><text:span text:style-name="T4">);<text:line-break/><text:tab/>startActivity(i)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7S</meta:editing-duration>
    <meta:editing-cycles>10</meta:editing-cycles>
    <meta:generator>LibreOffice/3.4$Win32 LibreOffice_project/340m1$Build-502</meta:generator>
    <dc:date>2012-04-19T15:47:30.20</dc:date>
    <meta:document-statistic meta:table-count="0" meta:image-count="0" meta:object-count="0" meta:page-count="1" meta:paragraph-count="8" meta:word-count="115" meta:character-count="798" meta:non-whitespace-character-count="686"/>
    <meta:user-defined meta:name="Info 1"/>
    <meta:user-defined meta:name="Info 2"/>
    <meta:user-defined meta:name="Info 3"/>
    <meta:user-defined meta:name="Info 4"/>
  </office:meta>
</office:document-meta>
</file>